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4.736cm" fo:margin-left="1.058cm" fo:margin-top="0cm" fo:margin-bottom="0cm" table:align="left" style:writing-mode="lr-tb"/>
    </style:style>
    <style:style style:name="Tabelle1.A" style:family="table-column">
      <style:table-column-properties style:column-width="7.564cm"/>
    </style:style>
    <style:style style:name="Tabelle1.B" style:family="table-column">
      <style:table-column-properties style:column-width="7.172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-left="0.191cm" fo:padding-right="0.191cm" fo:padding-top="0cm" fo:padding-bottom="0cm" fo:border="0.018cm solid #00000a"/>
    </style:style>
    <style:style style:name="Tabelle2" style:family="table">
      <style:table-properties style:width="16.002cm" table:align="margins" style:writing-mode="lr-tb"/>
    </style:style>
    <style:style style:name="Tabelle2.A" style:family="table-column">
      <style:table-column-properties style:column-width="5.334cm" style:rel-column-width="21845*"/>
    </style:style>
    <style:style style:name="Tabelle2.B" style:family="table-column">
      <style:table-column-properties style:column-width="5.334cm" style:rel-column-width="21844*"/>
    </style:style>
    <style:style style:name="Tabelle2.C" style:family="table-column">
      <style:table-column-properties style:column-width="5.334cm" style:rel-column-width="21846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2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002cm" table:align="margins" style:writing-mode="lr-tb"/>
    </style:style>
    <style:style style:name="Tabelle3.A" style:family="table-column">
      <style:table-column-properties style:column-width="8.001cm" style:rel-column-width="32767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 style:data-style-name="N0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00%"/>
      <style:text-properties style:font-name="Times New Roman" fo:font-size="12pt" fo:language="de" fo:country="DE" style:font-size-asian="12pt" style:font-name-complex="Times New Roman1" style:font-size-complex="12pt"/>
    </style:style>
    <style:style style:name="P2" style:family="paragraph" style:parent-style-name="Standard">
      <style:paragraph-properties fo:line-height="100%" fo:text-align="start" style:justify-single-word="false"/>
      <style:text-properties style:font-name="Times New Roman" fo:font-size="12pt" fo:language="de" fo:country="DE" style:font-size-asian="12pt" style:font-name-complex="Times New Roman1" style:font-size-complex="12pt"/>
    </style:style>
    <style:style style:name="P3" style:family="paragraph" style:parent-style-name="Standard">
      <style:paragraph-properties fo:margin-left="1.249cm" fo:margin-right="0cm" fo:line-height="100%" fo:text-indent="-1.249cm" style:auto-text-indent="false"/>
      <style:text-properties style:font-name="Times New Roman" fo:font-size="12pt" fo:language="de" fo:country="DE" style:font-size-asian="12pt" style:font-name-complex="Times New Roman1" style:font-size-complex="12pt"/>
    </style:style>
    <style:style style:name="P4" style:family="paragraph" style:parent-style-name="Standard">
      <style:paragraph-properties fo:margin-left="1.249cm" fo:margin-right="0cm" fo:line-height="100%" fo:text-indent="-1.249cm" style:auto-text-indent="false"/>
      <style:text-properties style:font-name="Times New Roman" fo:language="de" fo:country="DE"/>
    </style:style>
    <style:style style:name="P5" style:family="paragraph" style:parent-style-name="Standard">
      <style:paragraph-properties fo:margin-left="0cm" fo:margin-right="0cm" fo:line-height="100%" fo:text-indent="0cm" style:auto-text-indent="false"/>
      <style:text-properties style:font-name="Times New Roman" fo:font-size="12pt" fo:language="de" fo:country="DE" style:font-size-asian="12pt" style:font-name-complex="Times New Roman1" style:font-size-complex="12pt"/>
    </style:style>
    <style:style style:name="P6" style:family="paragraph" style:parent-style-name="Standard">
      <style:paragraph-properties fo:margin-left="0cm" fo:margin-right="0cm" fo:line-height="100%" fo:text-indent="0cm" style:auto-text-indent="false"/>
      <style:text-properties style:font-name="Times New Roman" fo:language="de" fo:country="DE"/>
    </style:style>
    <style:style style:name="P7" style:family="paragraph" style:parent-style-name="Standard">
      <style:paragraph-properties fo:margin-top="0cm" fo:margin-bottom="0cm" fo:line-height="100%"/>
      <style:text-properties style:font-name="Times New Roman" fo:font-size="12pt" fo:language="de" fo:country="DE" style:font-size-asian="12pt" style:font-name-complex="Times New Roman1" style:font-size-complex="12pt"/>
    </style:style>
    <style:style style:name="P8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language="de" fo:country="DE"/>
    </style:style>
    <style:style style:name="P9" style:family="paragraph" style:parent-style-name="Table_20_Contents">
      <style:text-properties style:font-name="Times New Roman" fo:font-size="12pt" fo:language="de" fo:country="DE" style:font-size-asian="12pt" style:font-name-complex="Times New Roman1" style:font-size-complex="12pt"/>
    </style:style>
    <style:style style:name="P10" style:family="paragraph" style:parent-style-name="Table_20_Contents">
      <style:text-properties style:font-name="Times New Roman" fo:font-size="12pt" fo:language="de" fo:country="DE" style:font-size-asian="12pt" style:font-size-complex="12pt"/>
    </style:style>
    <style:style style:name="P11" style:family="paragraph" style:parent-style-name="List_20_Paragraph">
      <style:paragraph-properties fo:margin-left="0cm" fo:margin-right="0cm" fo:line-height="100%" fo:text-indent="0cm" style:auto-text-indent="false"/>
      <style:text-properties style:font-name="Times New Roman" fo:font-size="12pt" fo:language="de" fo:country="DE" style:font-size-asian="12pt" style:font-name-complex="Times New Roman1" style:font-size-complex="12pt"/>
    </style:style>
    <style:style style:name="P12" style:family="paragraph" style:parent-style-name="List_20_Paragraph">
      <style:paragraph-properties fo:margin-left="0cm" fo:margin-right="0cm" fo:line-height="100%" fo:text-indent="0cm" style:auto-text-indent="false"/>
      <style:text-properties style:font-name="Times New Roman" fo:font-size="12pt" fo:language="de" fo:country="DE" style:font-size-asian="12pt" style:font-size-complex="12pt"/>
    </style:style>
    <style:style style:name="P13" style:family="paragraph" style:parent-style-name="List_20_Paragraph">
      <style:paragraph-properties fo:margin-left="0cm" fo:margin-right="0cm" fo:line-height="150%" fo:text-indent="0cm" style:auto-text-indent="false"/>
      <style:text-properties style:font-name="Times New Roman" fo:font-size="12pt" fo:language="de" fo:country="DE" style:font-size-asian="12pt" style:font-size-complex="12pt"/>
    </style:style>
    <style:style style:name="P14" style:family="paragraph" style:parent-style-name="List_20_Paragraph">
      <style:paragraph-properties fo:margin-left="0cm" fo:margin-right="0cm" fo:line-height="150%" fo:text-indent="0cm" style:auto-text-indent="false"/>
      <style:text-properties style:font-name="Times New Roman" fo:font-size="13pt" fo:language="de" fo:country="DE" style:text-underline-style="solid" style:text-underline-width="auto" style:text-underline-color="font-color" style:font-size-asian="13pt" style:font-name-complex="Times New Roman1" style:font-size-complex="13pt"/>
    </style:style>
    <style:style style:name="P15" style:family="paragraph" style:parent-style-name="List_20_Paragraph" style:list-style-name="WWNum2">
      <style:paragraph-properties fo:line-height="100%"/>
      <style:text-properties style:font-name="Times New Roman" fo:language="de" fo:country="DE"/>
    </style:style>
    <style:style style:name="P16" style:family="paragraph" style:parent-style-name="List_20_Paragraph" style:list-style-name="WWNum1">
      <style:paragraph-properties fo:margin-top="0cm" fo:margin-bottom="0cm" fo:line-height="100%"/>
      <style:text-properties style:font-name="Times New Roman" fo:font-size="12pt" fo:language="de" fo:country="DE" style:font-size-asian="12pt" style:font-name-complex="Times New Roman1" style:font-size-complex="12pt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fo:font-size="12pt"/>
    </style:style>
    <style:style style:name="T1" style:family="text">
      <style:text-properties fo:font-size="16pt" style:font-size-asian="16pt" style:font-name-complex="Times New Roman1" style:font-size-complex="16pt"/>
    </style:style>
    <style:style style:name="T2" style:family="text">
      <style:text-properties fo:font-size="12pt" style:font-size-asian="12pt" style:font-name-complex="Times New Roman1" style:font-size-complex="12pt"/>
    </style:style>
    <style:style style:name="T3" style:family="text">
      <style:text-properties fo:font-size="12pt" style:font-size-asian="12pt" style:font-name-complex="Cambria Math" style:font-size-complex="12pt"/>
    </style:style>
    <style:style style:name="T4" style:family="text">
      <style:text-properties style:text-position="sub 58%" fo:font-size="12pt" style:font-size-asian="12pt" style:font-name-complex="Times New Roman1" style:font-size-complex="12pt"/>
    </style:style>
    <style:style style:name="T5" style:family="text">
      <style:text-properties style:text-position="super 58%" fo:font-size="12pt" style:font-size-asian="12pt" style:font-name-complex="Times New Roman1" style:font-size-complex="12pt"/>
    </style:style>
    <style:style style:name="T6" style:family="text">
      <style:text-properties style:text-position="0% 100%" fo:font-size="12pt" style:font-size-asian="12pt" style:font-name-complex="Times New Roman1" style:font-size-complex="12pt"/>
    </style:style>
    <style:style style:name="T7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Formula">
      <style:graphic-properties style:vertical-pos="from-top" draw:ole-draw-aspect="1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Laborbericht 22.01.19</text:span><text:span text:style-name="T2"><text:line-break/></text:span></text:p>
      <text:p text:style-name="P2">Di-Kurs<text:line-break/>Gruppe 8<text:line-break/>Janosch Ehlers<text:line-break/>Jacqueline Preis<text:line-break/><text:line-break/><text:span text:style-name="T7">Station 10.1 Chemischer Eisen-Eintopf</text:span></text:p>
      <text:p text:style-name="P1">In diesem Versuch werden nacheinander verschiedene Lösungen zusammen gegeben, wodurch sich verschiedene Stoffe und Komplexe bilden. </text:p>
      <text:p text:style-name="P6"><draw:line text:anchor-type="paragraph" draw:z-index="30" draw:style-name="gr1" draw:text-style-name="P17" svg:x1="13.663cm" svg:y1="0.688cm" svg:x2="13.24cm" svg:y2="0.291cm"><text:p/></draw:line><draw:line text:anchor-type="paragraph" draw:z-index="31" draw:style-name="gr1" draw:text-style-name="P17" svg:x1="13.928cm" svg:y1="0.873cm" svg:x2="14.431cm" svg:y2="0.423cm"><text:p/></draw:line><text:span text:style-name="T2">Citronensäure C</text:span><text:span text:style-name="T4">6</text:span><text:span text:style-name="T2">H</text:span><text:span text:style-name="T4">8</text:span><text:span text:style-name="T2">O</text:span><text:span text:style-name="T4">7</text:span><text:span text:style-name="T2"> <text:s text:c="44"/>Salicylsäure C</text:span><text:span text:style-name="T4">7</text:span><text:span text:style-name="T2">H</text:span><text:span text:style-name="T4">6</text:span><text:span text:style-name="T2">O</text:span><text:span text:style-name="T4">3 <text:s text:c="14"/></text:span><text:span text:style-name="T6">O <text:s text:c="11"/>OH</text:span></text:p>
      <text:p text:style-name="P3"><draw:line text:anchor-type="paragraph" draw:z-index="7" draw:style-name="gr1" draw:text-style-name="P17" svg:x1="2.894cm" svg:y1="0.95cm" svg:x2="2.365cm" svg:y2="0.474cm"><text:p/></draw:line><draw:line text:anchor-type="paragraph" draw:z-index="8" draw:style-name="gr1" draw:text-style-name="P18" svg:x1="3.134cm" svg:y1="0.95cm" svg:x2="2.55cm" svg:y2="0.419cm"><text:p/></draw:line><draw:line text:anchor-type="paragraph" draw:z-index="9" draw:style-name="gr1" draw:text-style-name="P17" svg:x1="3.45cm" svg:y1="0.977cm" svg:x2="3.873cm" svg:y2="0.448cm"><text:p/></draw:line><draw:line text:anchor-type="paragraph" draw:z-index="10" draw:style-name="gr1" draw:text-style-name="P17" svg:x1="4.297cm" svg:y1="0.263cm" svg:x2="4.747cm" svg:y2="0.289cm"><text:p/></draw:line><draw:custom-shape text:anchor-type="paragraph" draw:z-index="25" draw:style-name="gr2" svg:width="2.329cm" svg:height="1.853cm" svg:x="11.89cm" svg:y="1.215cm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line text:anchor-type="paragraph" draw:z-index="27" draw:style-name="gr1" draw:text-style-name="P17" svg:x1="14.219cm" svg:y1="2.142cm" svg:x2="15.119cm" svg:y2="1.251cm"><text:p/></draw:line><draw:line text:anchor-type="paragraph" draw:z-index="28" draw:style-name="gr1" draw:text-style-name="P17" svg:x1="13.584cm" svg:y1="1.216cm" svg:x2="13.637cm" svg:y2="0.51cm"><text:p/></draw:line><draw:line text:anchor-type="paragraph" draw:z-index="29" draw:style-name="gr1" draw:text-style-name="P17" svg:x1="13.478cm" svg:y1="0.078cm" svg:x2="13.081cm" svg:y2="-0.266cm"><text:p/></draw:line> <text:s text:c="19"/>O <text:s text:c="13"/>O <text:s text:c="4"/>H <text:s text:c="79"/>C<text:line-break/><text:line-break/> <text:s text:c="5"/>H <text:s text:c="8"/>C <text:s text:c="5"/>H <text:s text:c="101"/>OH</text:p>
      <text:p text:style-name="P5"><draw:line text:anchor-type="paragraph" draw:z-index="2" draw:style-name="gr1" draw:text-style-name="P17" svg:x1="1.625cm" svg:y1="0.716cm" svg:x2="2.128cm" svg:y2="0.742cm"><text:p/></draw:line><draw:line text:anchor-type="paragraph" draw:z-index="3" draw:style-name="gr1" draw:text-style-name="P17" svg:x1="2.524cm" svg:y1="0.743cm" svg:x2="3.08cm" svg:y2="0.769cm"><text:p/></draw:line><draw:line text:anchor-type="paragraph" draw:z-index="4" draw:style-name="gr1" draw:text-style-name="P18" svg:x1="4.402cm" svg:y1="0.663cm" svg:x2="5.039cm" svg:y2="0.663cm"><text:p/></draw:line><draw:line text:anchor-type="paragraph" draw:z-index="5" draw:style-name="gr1" draw:text-style-name="P18" svg:x1="3.423cm" svg:y1="0.69cm" svg:x2="4.034cm" svg:y2="0.69cm"><text:p/></draw:line><draw:line text:anchor-type="paragraph" draw:z-index="6" draw:style-name="gr1" draw:text-style-name="P17" svg:x1="3.292cm" svg:y1="0.478cm" svg:x2="3.239cm" svg:y2="-0.236cm"><text:p/></draw:line><draw:line text:anchor-type="paragraph" draw:z-index="11" draw:style-name="gr1" draw:text-style-name="P17" svg:x1="1.148cm" svg:y1="0.769cm" svg:x2="0.725cm" svg:y2="0.504cm"><text:p/></draw:line><draw:line text:anchor-type="paragraph" draw:z-index="12" draw:style-name="gr1" draw:text-style-name="P17" svg:x1="1.254cm" svg:y1="0.637cm" svg:x2="0.725cm" svg:y2="0.293cm"><text:p/></draw:line><draw:line text:anchor-type="paragraph" draw:z-index="13" draw:style-name="gr1" draw:text-style-name="P17" svg:x1="1.36cm" svg:y1="0.884cm" svg:x2="0.99cm" svg:y2="1.378cm"><text:p/></draw:line><draw:line text:anchor-type="paragraph" draw:z-index="15" draw:style-name="gr1" draw:text-style-name="P17" svg:x1="5.408cm" svg:y1="0.557cm" svg:x2="5.964cm" svg:y2="0.319cm"><text:p/></draw:line><draw:line text:anchor-type="paragraph" draw:z-index="16" draw:style-name="gr1" draw:text-style-name="P17" svg:x1="5.302cm" svg:y1="0.557cm" svg:x2="5.963cm" svg:y2="0.187cm"><text:p/></draw:line><draw:line text:anchor-type="paragraph" draw:z-index="17" draw:style-name="gr1" draw:text-style-name="P17" svg:x1="5.382cm" svg:y1="0.901cm" svg:x2="5.964cm" svg:y2="1.324cm"><text:p/></draw:line><draw:line text:anchor-type="paragraph" draw:z-index="19" draw:style-name="gr1" draw:text-style-name="P17" svg:x1="3.318cm" svg:y1="0.937cm" svg:x2="3.318cm" svg:y2="1.307cm"><text:p/></draw:line><draw:line text:anchor-type="paragraph" draw:z-index="21" draw:style-name="gr1" draw:text-style-name="P17" svg:x1="2.26cm" svg:y1="1.219cm" svg:x2="2.339cm" svg:y2="0.822cm"><text:p/></draw:line><draw:line text:anchor-type="paragraph" draw:z-index="23" draw:style-name="gr1" draw:text-style-name="P17" svg:x1="4.27cm" svg:y1="0.425cm" svg:x2="4.27cm" svg:y2="-0.263cm"><text:p/></draw:line><draw:line text:anchor-type="paragraph" draw:z-index="22" draw:style-name="gr1" draw:text-style-name="P17" svg:x1="2.339cm" svg:y1="0.452cm" svg:x2="2.127cm" svg:y2="-0.236cm"><text:p/></draw:line><draw:custom-shape text:anchor-type="paragraph" draw:z-index="26" draw:style-name="gr2" draw:text-style-name="P18" svg:width="1.38cm" svg:height="1.38cm" svg:x="12.42cm" svg:y="-0.2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 text:c="2"/>O <text:s text:c="50"/>O<text:line-break/> <text:s text:c="11"/>C <text:s text:c="5"/>C <text:s text:c="5"/>C <text:s text:c="5"/>C <text:s text:c="6"/>C</text:p>
      <text:p text:style-name="P3"><draw:line text:anchor-type="paragraph" draw:z-index="14" draw:style-name="gr1" draw:text-style-name="P17" svg:x1="0.778cm" svg:y1="0.316cm" svg:x2="0.355cm" svg:y2="0.307cm"><text:p/></draw:line><draw:line text:anchor-type="paragraph" draw:z-index="18" draw:style-name="gr1" draw:text-style-name="P17" svg:x1="6.361cm" svg:y1="0.254cm" svg:x2="6.89cm" svg:y2="0.254cm"><text:p/></draw:line><draw:line text:anchor-type="paragraph" draw:z-index="24" draw:style-name="gr1" draw:text-style-name="P17" svg:x1="4.323cm" svg:y1="-0.213cm" svg:x2="4.455cm" svg:y2="0.105cm"><text:p/></draw:line> H <text:s text:c="2"/>O <text:s text:c="8"/>H <text:s text:c="7"/>O <text:s text:c="7"/>H <text:s text:c="13"/>O <text:s text:c="4"/>H</text:p>
      <text:p text:style-name="P3"><draw:line text:anchor-type="paragraph" draw:z-index="20" draw:style-name="gr1" draw:text-style-name="P17" svg:x1="3.318cm" svg:y1="-0.242cm" svg:x2="3.344cm" svg:y2="0.076cm"><text:p/></draw:line> <text:s text:c="29"/>H</text:p>
      <text:p text:style-name="P4"><text:span text:style-name="T2"/></text:p>
      <text:p text:style-name="P6"><draw:line text:anchor-type="paragraph" draw:z-index="38" draw:style-name="gr1" draw:text-style-name="P17" svg:x1="7.869cm" svg:y1="0.861cm" svg:x2="7.922cm" svg:y2="0.411cm"><text:p/></draw:line><draw:line text:anchor-type="paragraph" draw:z-index="39" draw:style-name="gr1" draw:text-style-name="P17" svg:x1="7.922cm" svg:y1="0.887cm" svg:x2="8.028cm" svg:y2="0.411cm"><text:p/></draw:line><draw:line text:anchor-type="paragraph" draw:z-index="40" draw:style-name="gr1" draw:text-style-name="P17" svg:x1="8.027cm" svg:y1="0.888cm" svg:x2="8.159cm" svg:y2="0.332cm"><text:p/></draw:line><draw:line text:anchor-type="paragraph" draw:z-index="56" draw:style-name="gr1" draw:text-style-name="P17" svg:x1="10.118cm" svg:y1="0.305cm" svg:x2="10.885cm" svg:y2="0.305cm"><text:p/></draw:line><draw:line text:anchor-type="paragraph" draw:z-index="57" draw:style-name="gr1" draw:text-style-name="P17" svg:x1="10.885cm" svg:y1="0.305cm" svg:x2="10.885cm" svg:y2="1.099cm"><text:p/></draw:line><text:span text:style-name="T2"> <text:s text:c="73"/>N <text:s text:c="26"/>4-</text:span></text:p>
      <text:p text:style-name="P6"><draw:line text:anchor-type="paragraph" draw:z-index="32" draw:style-name="gr1" draw:text-style-name="P17" svg:x1="7.869cm" svg:y1="1.547cm" svg:x2="7.869cm" svg:y2="0.471cm"><text:p/></draw:line><draw:line text:anchor-type="paragraph" draw:z-index="49" draw:style-name="gr1" draw:text-style-name="P18" svg:x1="6.68cm" svg:y1="0.861cm" svg:x2="6.175cm" svg:y2="0.382cm"><text:p/></draw:line><draw:line text:anchor-type="paragraph" draw:z-index="50" draw:style-name="gr1" draw:text-style-name="P17" svg:x1="6.811cm" svg:y1="0.833cm" svg:x2="6.361cm" svg:y2="0.383cm"><text:p/></draw:line><draw:line text:anchor-type="paragraph" draw:z-index="51" draw:style-name="gr1" draw:text-style-name="P17" svg:x1="6.863cm" svg:y1="0.7cm" svg:x2="6.387cm" svg:y2="0.224cm"><text:p/></draw:line><draw:line text:anchor-type="paragraph" draw:z-index="52" draw:style-name="gr1" draw:text-style-name="P17" svg:x1="9.059cm" svg:y1="0.912cm" svg:x2="9.588cm" svg:y2="0.436cm"><text:p/></draw:line><draw:line text:anchor-type="paragraph" draw:z-index="53" draw:style-name="gr1" draw:text-style-name="P17" svg:x1="9.192cm" svg:y1="0.912cm" svg:x2="9.721cm" svg:y2="0.471cm"><text:p/></draw:line><draw:line text:anchor-type="paragraph" draw:z-index="54" draw:style-name="gr1" draw:text-style-name="P17" svg:x1="9.006cm" svg:y1="0.744cm" svg:x2="9.588cm" svg:y2="0.224cm"><text:p/></draw:line><text:span text:style-name="T2">Hexacyanoferrat(II)-Anion <text:s text:c="12"/>N <text:s text:c="13"/>C <text:s text:c="13"/>N</text:span></text:p>
      <text:p text:style-name="P3"><draw:line text:anchor-type="paragraph" draw:z-index="34" draw:style-name="gr1" draw:text-style-name="P17" svg:x1="7.578cm" svg:y1="0.993cm" svg:x2="7.128cm" svg:y2="0.49cm"><text:p/></draw:line><draw:line text:anchor-type="paragraph" draw:z-index="36" draw:style-name="gr1" draw:text-style-name="P17" svg:x1="8.186cm" svg:y1="0.861cm" svg:x2="8.689cm" svg:y2="0.464cm"><text:p/></draw:line> <text:s text:c="63"/>C <text:s text:c="15"/>C</text:p>
      <text:p text:style-name="P3"><draw:line text:anchor-type="paragraph" draw:z-index="35" draw:style-name="gr1" draw:text-style-name="P17" svg:x1="7.658cm" svg:y1="0.409cm" svg:x2="7.049cm" svg:y2="0.779cm"><text:p/></draw:line> <text:s text:c="72"/>Fe</text:p>
      <text:p text:style-name="P5"><draw:line text:anchor-type="paragraph" draw:z-index="37" draw:style-name="gr1" draw:text-style-name="P17" svg:x1="8.239cm" svg:y1="-0.28cm" svg:x2="8.821cm" svg:y2="0.196cm"><text:p/></draw:line><draw:line text:anchor-type="paragraph" draw:z-index="33" draw:style-name="gr1" draw:text-style-name="P17" svg:x1="7.869cm" svg:y1="-0.254cm" svg:x2="7.922cm" svg:y2="0.681cm"><text:p/></draw:line><draw:line text:anchor-type="paragraph" draw:z-index="43" draw:style-name="gr1" draw:text-style-name="P17" svg:x1="6.758cm" svg:y1="0.139cm" svg:x2="6.017cm" svg:y2="0.086cm"><text:p/></draw:line><draw:line text:anchor-type="paragraph" draw:z-index="44" draw:style-name="gr1" draw:text-style-name="P17" svg:x1="6.758cm" svg:y1="0.034cm" svg:x2="5.964cm" svg:y2="-0.019cm"><text:p/></draw:line><draw:line text:anchor-type="paragraph" draw:z-index="45" draw:style-name="gr1" draw:text-style-name="P17" svg:x1="6.705cm" svg:y1="0.325cm" svg:x2="6.07cm" svg:y2="0.272cm"><text:p/></draw:line><draw:line text:anchor-type="paragraph" draw:z-index="46" draw:style-name="gr1" draw:text-style-name="P17" svg:x1="9.403cm" svg:y1="0.377cm" svg:x2="10.144cm" svg:y2="0.377cm"><text:p/></draw:line><draw:line text:anchor-type="paragraph" draw:z-index="47" draw:style-name="gr1" draw:text-style-name="P17" svg:x1="9.456cm" svg:y1="0.219cm" svg:x2="10.144cm" svg:y2="0.219cm"><text:p/></draw:line><draw:line text:anchor-type="paragraph" draw:z-index="48" draw:style-name="gr1" draw:text-style-name="P17" svg:x1="9.35cm" svg:y1="0.086cm" svg:x2="10.117cm" svg:y2="0.086cm"><text:p/></draw:line> <text:s text:c="51"/>N <text:s text:c="9"/>C <text:s text:c="17"/>C <text:s text:c="6"/>N</text:p>
      <text:p text:style-name="P5"><draw:line text:anchor-type="paragraph" draw:z-index="42" draw:style-name="gr1" draw:text-style-name="P17" svg:x1="8.054cm" svg:y1="0.296cm" svg:x2="7.922cm" svg:y2="0.772cm"><text:p/></draw:line><draw:line text:anchor-type="paragraph" draw:z-index="41" draw:style-name="gr1" draw:text-style-name="P17" svg:x1="7.683cm" svg:y1="0.27cm" svg:x2="7.604cm" svg:y2="0.693cm"><text:p/></draw:line><draw:line text:anchor-type="paragraph" draw:z-index="55" draw:style-name="gr1" draw:text-style-name="P17" svg:x1="7.71cm" svg:y1="0.694cm" svg:x2="7.816cm" svg:y2="0.429cm"><text:p/></draw:line> <text:s text:c="72"/>C <text:s text:c="39"/></text:p>
      <text:p text:style-name="P5"><text:s text:c="71"/>N</text:p>
      <text:p text:style-name="P5">Beobachtungen: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7">Zugabe von…</text:p>
            <text:list xml:id="list682932714113034582" text:style-name="WWNum1">
              <text:list-item>
                <text:p text:style-name="P16">Natriumcitrat</text:p>
              </text:list-item>
              <text:list-item>
                <text:p text:style-name="P16">Natronlauge</text:p>
              </text:list-item>
              <text:list-item>
                <text:p text:style-name="P16">Wasserstoffperoxid 3%</text:p>
              </text:list-item>
              <text:list-item>
                <text:p text:style-name="P16">Salzsäure</text:p>
              </text:list-item>
              <text:list-item>
                <text:p text:style-name="P16">Natriumsalicylat</text:p>
              </text:list-item>
              <text:list-item>
                <text:p text:style-name="P16">Schwefelsäure</text:p>
              </text:list-item>
              <text:list-item>
                <text:p text:style-name="P16">Kaliumthiocyanat</text:p>
              </text:list-item>
              <text:list-item>
                <text:p text:style-name="P16">Zinn(II)chlorid</text:p>
              </text:list-item>
              <text:list-item>
                <text:p text:style-name="P16">Kaliumhexacyanoferrat</text:p>
              </text:list-item>
              <text:list-item>
                <text:p text:style-name="P16">Wasserstoffperoxid 3%</text:p>
              </text:list-item>
              <text:list-item>
                <text:p text:style-name="P16">Natronlauge</text:p>
              </text:list-item>
              <text:list-item>
                <text:p text:style-name="P16">Natriumsulfid</text:p>
              </text:list-item>
            </text:list>
          </table:table-cell>
          <table:table-cell table:style-name="Tabelle1.A1" office:value-type="string">
            <text:p text:style-name="P7">Beobachtungen:</text:p>
            <text:p text:style-name="P7">Schwach gelb</text:p>
            <text:p text:style-name="P7">Über grün zu dunkelblau, trüb</text:p>
            <text:p text:style-name="P7">Dunkelgrün/braun</text:p>
            <text:p text:style-name="P7">Dunkelrot</text:p>
            <text:p text:style-name="P7">Dunkelrot bis schwarz</text:p>
            <text:p text:style-name="P7">Dunkelrot bis schwarz</text:p>
            <text:p text:style-name="P7">Dunkelrot</text:p>
            <text:p text:style-name="P7">Dunkelrot</text:p>
            <text:p text:style-name="P7">Dunkelblau</text:p>
            <text:p text:style-name="P7">Schwarz</text:p>
            <text:p text:style-name="P7">Dunkelbraun</text:p>
            <text:p text:style-name="P7">Dunkelgrün bis schwarz</text:p>
          </table:table-cell>
        </table:table-row>
      </table:table>
      <text:p text:style-name="P3"/>
      <text:p text:style-name="P1"><text:soft-page-break/>Reaktionsgleichungen:</text:p>
      <text:list xml:id="list5982465455625223815" text:style-name="WWNum2">
        <text:list-item>
          <text:p text:style-name="P15"><text:span text:style-name="T2">Fe</text:span><text:span text:style-name="T5">2+</text:span><text:span text:style-name="T2"> + C</text:span><text:span text:style-name="T4">5</text:span><text:span text:style-name="T2">H</text:span><text:span text:style-name="T4">6</text:span><text:span text:style-name="T2">O</text:span><text:span text:style-name="T4">7 </text:span><text:span text:style-name="T5">3- </text:span><text:span text:style-name="T3">⇌</text:span><text:span text:style-name="T2"> Fe(C</text:span><text:span text:style-name="T4">5</text:span><text:span text:style-name="T2">H</text:span><text:span text:style-name="T4">6</text:span><text:span text:style-name="T2">O</text:span><text:span text:style-name="T4">7</text:span><text:span text:style-name="T2">)</text:span></text:p>
        </text:list-item>
        <text:list-item>
          <text:p text:style-name="P15"><text:span text:style-name="T2">Fe(C</text:span><text:span text:style-name="T4">5</text:span><text:span text:style-name="T2">H</text:span><text:span text:style-name="T4">6</text:span><text:span text:style-name="T2">O</text:span><text:span text:style-name="T4">7</text:span><text:span text:style-name="T2">) + 2OH</text:span><text:span text:style-name="T5">-</text:span><text:span text:style-name="T2"> </text:span><text:span text:style-name="T3">⇌</text:span><text:span text:style-name="T2"> Fe(OH)</text:span><text:span text:style-name="T4">2</text:span><text:span text:style-name="T2"> + C</text:span><text:span text:style-name="T4">5</text:span><text:span text:style-name="T2">H</text:span><text:span text:style-name="T4">6</text:span><text:span text:style-name="T2">O</text:span><text:span text:style-name="T4">7 </text:span><text:span text:style-name="T5">3-</text:span></text:p>
        </text:list-item>
        <text:list-item>
          <text:p text:style-name="P15"><text:span text:style-name="T2">2Fe(OH)</text:span><text:span text:style-name="T4">2 </text:span><text:span text:style-name="T2">+ H</text:span><text:span text:style-name="T4">2</text:span><text:span text:style-name="T2">O</text:span><text:span text:style-name="T4">2 </text:span><text:span text:style-name="T3">⇌</text:span><text:span text:style-name="T2"> 2Fe(OH)</text:span><text:span text:style-name="T4">3</text:span></text:p>
        </text:list-item>
        <text:list-item>
          <text:p text:style-name="P15"><text:span text:style-name="T2">Fe(OH)</text:span><text:span text:style-name="T4">3</text:span><text:span text:style-name="T2"> + 3H</text:span><text:span text:style-name="T5">+</text:span><text:span text:style-name="T2"> + 4Cl</text:span><text:span text:style-name="T5">-</text:span><text:span text:style-name="T2"> <text:s/></text:span><text:span text:style-name="T3">⇌</text:span><text:span text:style-name="T2"> FeCl</text:span><text:span text:style-name="T4">4</text:span><text:span text:style-name="T5">-</text:span><text:span text:style-name="T2"> + 3H</text:span><text:span text:style-name="T4">2</text:span><text:span text:style-name="T2">O</text:span></text:p>
        </text:list-item>
        <text:list-item>
          <text:p text:style-name="P15"><text:span text:style-name="T2">FeCl</text:span><text:span text:style-name="T4">4</text:span><text:span text:style-name="T5">- </text:span><text:span text:style-name="T2">+ C</text:span><text:span text:style-name="T4">7</text:span><text:span text:style-name="T2">H</text:span><text:span text:style-name="T4">5</text:span><text:span text:style-name="T2">O</text:span><text:span text:style-name="T4">3</text:span><text:span text:style-name="T5">-</text:span><text:span text:style-name="T2"> </text:span><text:span text:style-name="T3">⇌</text:span><text:span text:style-name="T2"> Fe(C</text:span><text:span text:style-name="T4">7</text:span><text:span text:style-name="T2">H</text:span><text:span text:style-name="T4">5</text:span><text:span text:style-name="T2">O</text:span><text:span text:style-name="T4">3</text:span><text:span text:style-name="T2">)</text:span><text:span text:style-name="T5">2+</text:span><text:span text:style-name="T2"> + 4Cl</text:span><text:span text:style-name="T5">-</text:span></text:p>
        </text:list-item>
        <text:list-item>
          <text:p text:style-name="P15"><text:span text:style-name="T2">Fe(C</text:span><text:span text:style-name="T4">7</text:span><text:span text:style-name="T2">H</text:span><text:span text:style-name="T4">5</text:span><text:span text:style-name="T2">O</text:span><text:span text:style-name="T4">3</text:span><text:span text:style-name="T2">)</text:span><text:span text:style-name="T5">2+ </text:span><text:span text:style-name="T2">+ H</text:span><text:span text:style-name="T5">+</text:span><text:span text:style-name="T2"> </text:span><text:span text:style-name="T3">⇌</text:span><text:span text:style-name="T2"> Fe</text:span><text:span text:style-name="T5">3+</text:span><text:span text:style-name="T2"> + C</text:span><text:span text:style-name="T4">7</text:span><text:span text:style-name="T2">H</text:span><text:span text:style-name="T4">5</text:span><text:span text:style-name="T2">O</text:span><text:span text:style-name="T4">3</text:span><text:span text:style-name="T5">-</text:span></text:p>
        </text:list-item>
        <text:list-item>
          <text:p text:style-name="P15"><text:span text:style-name="T2">Fe</text:span><text:span text:style-name="T5">3+ </text:span><text:span text:style-name="T2">+ SCN</text:span><text:span text:style-name="T5">-</text:span><text:span text:style-name="T2"> </text:span><text:span text:style-name="T3">⇌</text:span><text:span text:style-name="T2"> Fe(SCN)</text:span><text:span text:style-name="T5">2+</text:span></text:p>
        </text:list-item>
        <text:list-item>
          <text:p text:style-name="P15"><text:span text:style-name="T2">2Fe(SCN)</text:span><text:span text:style-name="T5">2+ </text:span><text:span text:style-name="T2">+ Sn</text:span><text:span text:style-name="T5">2+</text:span><text:span text:style-name="T2"> </text:span><text:span text:style-name="T3">⇌</text:span><text:span text:style-name="T2"> 2Fe</text:span><text:span text:style-name="T5">2+</text:span><text:span text:style-name="T2"> + Sn</text:span><text:span text:style-name="T5">4+</text:span><text:span text:style-name="T2"> + 2SCN</text:span><text:span text:style-name="T5">-</text:span></text:p>
        </text:list-item>
        <text:list-item>
          <text:p text:style-name="P15"><text:span text:style-name="T2">2Fe</text:span><text:span text:style-name="T5">2+ </text:span><text:span text:style-name="T2">+ Fe(CN)</text:span><text:span text:style-name="T4">6 </text:span><text:span text:style-name="T5">4- </text:span><text:span text:style-name="T3">⇌</text:span><text:span text:style-name="T2"> Fe</text:span><text:span text:style-name="T4">2</text:span><text:span text:style-name="T2">[Fe(CN)</text:span><text:span text:style-name="T4">6</text:span><text:span text:style-name="T2">] <text:s text:c="70"/></text:span></text:p>
        </text:list-item>
        <text:list-item>
          <text:p text:style-name="P15"><text:span text:style-name="T2">2Fe</text:span><text:span text:style-name="T5">2+ </text:span><text:span text:style-name="T2">+ </text:span><text:span text:style-name="T2"><draw:frame draw:style-name="fr2" draw:name="Objekt2" text:anchor-type="as-char" svg:y="-0.619cm" svg:width="0.512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H</text:span><text:span text:style-name="T4">2</text:span><text:span text:style-name="T2">O</text:span><text:span text:style-name="T4">2 </text:span><text:span text:style-name="T2">+ H</text:span><text:span text:style-name="T5">+</text:span><text:span text:style-name="T2"> </text:span><text:span text:style-name="T3">⇌</text:span><text:span text:style-name="T2"> 2Fe</text:span><text:span text:style-name="T5">3+ </text:span><text:span text:style-name="T2">+ H</text:span><text:span text:style-name="T4">2</text:span><text:span text:style-name="T2">O</text:span></text:p>
        </text:list-item>
        <text:list-item>
          <text:p text:style-name="P15"><text:span text:style-name="T2">Fe</text:span><text:span text:style-name="T5">3+ </text:span><text:span text:style-name="T2">+ 3OH</text:span><text:span text:style-name="T5">-</text:span><text:span text:style-name="T2"> </text:span><text:span text:style-name="T3">⇌</text:span><text:span text:style-name="T2"> Fe(OH)</text:span><text:span text:style-name="T4">3</text:span></text:p>
        </text:list-item>
        <text:list-item>
          <text:p text:style-name="P15"><text:span text:style-name="T2">2Fe(OH)</text:span><text:span text:style-name="T4">3 </text:span><text:span text:style-name="T2">+ 3S</text:span><text:span text:style-name="T5">2-</text:span><text:span text:style-name="T2"> </text:span><text:span text:style-name="T3">⇌</text:span><text:span text:style-name="T2"> 2FeS + S + 6OH</text:span><text:span text:style-name="T5">-</text:span><text:span text:style-name="T2"> </text:span>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/>
      <text:p text:style-name="P14"><text:soft-page-break/>Station 10.2 Die Ioduhr</text:p>
      <text:p text:style-name="P11">Dieser Versuch zeigt die Abhängigkeit der Reaktionsgeschwindigkeit von der Konzentration am Beispiel der Ioduhr. </text:p>
      <text:p text:style-name="P11"/>
      <text:p text:style-name="P11">Tabelle 1: Angangskonzentrationen in mmol/l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9"/>
          </table:table-cell>
          <table:table-cell table:style-name="Tabelle2.A1" office:value-type="string">
            <text:p text:style-name="P9">Iodat</text:p>
          </table:table-cell>
          <table:table-cell table:style-name="Tabelle2.C1" office:value-type="string">
            <text:p text:style-name="P9">Sulfit</text:p>
          </table:table-cell>
        </table:table-row>
        <table:table-row>
          <table:table-cell table:style-name="Tabelle2.A2" office:value-type="string">
            <text:p text:style-name="P9">Ansatz 1</text:p>
          </table:table-cell>
          <table:table-cell table:style-name="Tabelle2.B2" office:value-type="float" office:value="4.8">
            <text:p text:style-name="P9">4,8</text:p>
          </table:table-cell>
          <table:table-cell table:style-name="Tabelle2.C2" office:value-type="float" office:value="2.19">
            <text:p text:style-name="P9">2,19</text:p>
          </table:table-cell>
        </table:table-row>
        <table:table-row>
          <table:table-cell table:style-name="Tabelle2.A2" office:value-type="string">
            <text:p text:style-name="P9">Ansatz 2</text:p>
          </table:table-cell>
          <table:table-cell table:style-name="Tabelle2.B2" office:value-type="float" office:value="3.2">
            <text:p text:style-name="P9">3,2</text:p>
          </table:table-cell>
          <table:table-cell table:style-name="Tabelle2.C2" office:value-type="float" office:value="1.48">
            <text:p text:style-name="P9">1,48</text:p>
          </table:table-cell>
        </table:table-row>
        <table:table-row>
          <table:table-cell table:style-name="Tabelle2.A2" office:value-type="string">
            <text:p text:style-name="P9">Ansatz 3</text:p>
          </table:table-cell>
          <table:table-cell table:style-name="Tabelle2.B2" office:value-type="float" office:value="2.4">
            <text:p text:style-name="P9">2,4</text:p>
          </table:table-cell>
          <table:table-cell table:style-name="Tabelle2.C2" office:value-type="float" office:value="1.1">
            <text:p text:style-name="P9">1,1</text:p>
          </table:table-cell>
        </table:table-row>
      </table:table>
      <text:p text:style-name="P11"><text:line-break/>Graphik 1: </text:p>
      <text:p text:style-name="P12"><draw:frame draw:style-name="fr1" draw:name="Objekt1" text:anchor-type="paragraph" svg:x="0.473cm" svg:y="0.007cm" svg:width="13.337cm" svg:height="6.511cm" draw:z-index="0"><draw:object xlink:href="./Object 1" xlink:type="simple" xlink:show="embed" xlink:actuate="onLoad"/><draw:image xlink:href="./ObjectReplacements/Object 1" xlink:type="simple" xlink:show="embed" xlink:actuate="onLoad"/></draw:frame>Tabelle 2: Reaktionszeiten in Sekunden</text:p>
      <table:table table:name="Tabelle3" table:style-name="Tabelle3">
        <table:table-column table:style-name="Tabelle3.A" table:number-columns-repeated="2"/>
        <table:table-row>
          <table:table-cell table:style-name="Tabelle3.A1" office:value-type="string">
            <text:p text:style-name="P10">Ansatz 1</text:p>
          </table:table-cell>
          <table:table-cell table:style-name="Tabelle3.B1" office:value-type="float" office:value="18">
            <text:p text:style-name="P10">18</text:p>
          </table:table-cell>
        </table:table-row>
        <table:table-row>
          <table:table-cell table:style-name="Tabelle3.A2" office:value-type="string">
            <text:p text:style-name="P10">Ansatz 2</text:p>
          </table:table-cell>
          <table:table-cell table:style-name="Tabelle3.B2" office:value-type="float" office:value="53">
            <text:p text:style-name="P10">53</text:p>
          </table:table-cell>
        </table:table-row>
        <table:table-row>
          <table:table-cell table:style-name="Tabelle3.A2" office:value-type="string">
            <text:p text:style-name="P10">Ansatz 3</text:p>
          </table:table-cell>
          <table:table-cell table:style-name="Tabelle3.B2" office:value-type="float" office:value="119">
            <text:p text:style-name="P10">119</text:p>
          </table:table-cell>
        </table:table-row>
      </table:table>
      <text:p text:style-name="P13"/>
      <text:p text:style-name="P13">Es handelt sich um eine Reaktion 1. Ordnung. Für Reaktionen 1. Ordnung gilt: Je höher die Edukt-Konzentration, desto schneller läuft die Reaktion ab (vgl. Skript S. 105f.). Dies spiegelt sich in den Versuchsergebnissen wider; in Ansatz 1 ist die höchste Konzentration an Iodat<text:line-break/>(vgl. Tabelle 1) und die Reaktion läuft am schnellsten ab, wohingegen Ansatz 3 die niedrigste Konzentration aufweist und die Reaktion am langsamsten abläuft (vgl. Tabelle 2). </text:p>
      <text:p text:style-name="P13"><text:soft-page-break/>Normalerweise sollte die Verdoppelung der Konzentration auch eine Steigerung der Reaktionsgeschwindigkeit ergeben (vgl. Skript S. 108). <text:s/>Dies war in unserer Versuchsdurchführung jedoch nicht der Fall. Während <text:s/>sich die Konzentration von Ansatz 3 zu Ansatz 1 verdoppelt von 2,4 mmol/l auf 4,8 mmol/l, steigert sich die Reaktionsgeschwindigkeit etwa um den Faktor 6, und zwar von 119 Sekunden zu 18 Sekunden. <text:line-break/>Eine Fehlerquelle könnte das ungleichmäßige Rühren sein, da das Rühren die Wahrscheinlichkeit, dass zwei Teilchen aufeinanderstoßen und miteinander reagieren, erhöht, und somit die Reaktionsgeschwindigkeit steigert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Gina 7</meta:initial-creator>
    <meta:editing-cycles>3</meta:editing-cycles>
    <meta:creation-date>2019-01-22T15:51:00</meta:creation-date>
    <dc:date>2019-01-28T17:03:46.98</dc:date>
    <meta:editing-duration>PT5H36M35S</meta:editing-duration>
    <meta:generator>OpenOffice/4.1.2$Win32 OpenOffice.org_project/412m3$Build-9782</meta:generator>
    <meta:document-statistic meta:table-count="3" meta:image-count="0" meta:object-count="2" meta:page-count="4" meta:paragraph-count="79" meta:word-count="430" meta:character-count="3719"/>
    <meta:user-defined meta:name="AppVersion">15.0000</meta:user-defined>
    <meta:user-defined meta:name="Company">SuU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336cm" svg:height="6.51cm" xlink:href="." xlink:type="simple" chart:class="chart:line" chart:style-name="ch1">
        <chart:plot-area chart:style-name="ch2" chart:data-source-has-labels="both" svg:x="0.716cm" svg:y="0.655cm" svg:width="12.088cm" svg:height="5.305cm">
          <chartooo:coordinate-region svg:x="1.152cm" svg:y="0.867cm" svg:width="11.372cm" svg:height="4.42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4">
                <text:p>2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math xmlns="http://www.w3.org/1998/Math/MathML">
  <semantics>
    <mrow>
      <mfrac>
        <mrow>
          <mn>1</mn>
        </mrow>
        <mrow>
          <mn>2</mn>
        </mrow>
      </mfrac>
    </mrow>
    <annotation encoding="StarMath 5.0">{1} over {2}</annotation>
  </semantics>
</math>
</file>